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DF97C87BAABB7CE9.png" manifest:media-type="image/png"/>
  <manifest:file-entry manifest:full-path="Pictures/10000201000007800000043898F345442ECA7A2C.png" manifest:media-type="image/png"/>
  <manifest:file-entry manifest:full-path="Pictures/100002010000078000000438307C22E03EE45C76.png" manifest:media-type="image/png"/>
  <manifest:file-entry manifest:full-path="Pictures/100002010000078000000438E1CA71627E44CC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44cm" svg:y="10.927cm" svg:width="17.59cm" svg:height="9.894cm" draw:z-index="0"><draw:image xlink:href="Pictures/100002010000078000000438307C22E03EE45C76.png" xlink:type="simple" xlink:show="embed" xlink:actuate="onLoad" loext:mime-type="image/png"/></draw:frame><draw:frame draw:style-name="fr1" draw:name="Image2" text:anchor-type="paragraph" svg:x="0.344cm" svg:y="6.879cm" svg:width="17.59cm" svg:height="9.894cm" draw:z-index="1"><draw:image xlink:href="Pictures/100002010000078000000438E1CA71627E44CCAA.png" xlink:type="simple" xlink:show="embed" xlink:actuate="onLoad" loext:mime-type="image/png"/></draw:frame><draw:frame draw:style-name="fr2" draw:name="Image3" text:anchor-type="paragraph" svg:width="17.59cm" svg:height="9.894cm" draw:z-index="2"><draw:image xlink:href="Pictures/10000201000007800000043898F345442ECA7A2C.png" xlink:type="simple" xlink:show="embed" xlink:actuate="onLoad" loext:mime-type="image/png"/></draw:frame><draw:frame draw:style-name="fr2" draw:name="Image4" text:anchor-type="paragraph" svg:width="17.59cm" svg:height="9.894cm" draw:z-index="3"><draw:image xlink:href="Pictures/100002010000078000000438DF97C87BAABB7CE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07:12:31.227717430</meta:creation-date>
    <dc:date>2019-02-26T07:30:30.923801046</dc:date>
    <meta:editing-duration>PT7M4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